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Deseni, sekiz printf ifadesiyle ekrana yazdıran program.</text:p>
      <text:p text:style-name="Standard"><text:tab/></text:p>
      <text:p text:style-name="Standard"><text:s text:c="4"/>printf(" * * * * * * * *\n");</text:p>
      <text:p text:style-name="Standard"><text:s text:c="4"/>printf(" <text:s text:c="7"/>* <text:s text:c="5"/>* <text:s text:c="5"/>* <text:s text:c="5"/>* <text:s text:c="5"/>* <text:s text:c="5"/>* <text:s text:c="5"/>*\n\n");</text:p>
      <text:p text:style-name="Standard"><text:s text:c="4"/>printf(" * * * * * * * *\n");</text:p>
      <text:p text:style-name="Standard"><text:s text:c="4"/>printf(" <text:s text:c="7"/>* <text:s text:c="5"/>* <text:s text:c="5"/>* <text:s text:c="5"/>* <text:s text:c="5"/>* <text:s text:c="5"/>* <text:s text:c="5"/>*\n\n");</text:p>
      <text:p text:style-name="Standard"><text:s text:c="4"/>printf(" * * * * * * * *\n");</text:p>
      <text:p text:style-name="Standard"><text:s text:c="4"/>printf(" <text:s text:c="7"/>* <text:s text:c="5"/>* <text:s text:c="5"/>* <text:s text:c="5"/>* <text:s text:c="5"/>* <text:s text:c="5"/>* <text:s text:c="5"/>*\n\n");</text:p>
      <text:p text:style-name="Standard"><text:s text:c="4"/>printf(" * * * * * * * *\n");</text:p>
      <text:p text:style-name="Standard"><text:s text:c="4"/>printf(" <text:s text:c="7"/>* <text:s text:c="5"/>* <text:s text:c="5"/>* <text:s text:c="5"/>* <text:s text:c="5"/>* <text:s text:c="5"/>* <text:s text:c="5"/>*\n\n");</text:p>
      <text:p text:style-name="Standard"><text:s text:c="4"/>return 0;</text:p>
      <text:p text:style-name="Standard">}</text:p>
      <text:p text:style-name="P1"/>
      <text:p text:style-name="Standard"/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Deseni, kullanabileceğiniz en az printf ifadesiyle yazdıran program.</text:p>
      <text:p text:style-name="Standard"><text:tab/></text:p>
      <text:p text:style-name="Standard"><text:s text:c="4"/>int i;</text:p>
      <text:p text:style-name="Standard"><text:s text:c="4"/>for(i=0; i&lt;4; i++){</text:p>
      <text:p text:style-name="Standard"><text:s text:c="8"/>printf("* * * * * * * *\n <text:s text:c="6"/>* <text:s text:c="5"/>* <text:s text:c="5"/>* <text:s text:c="5"/>* <text:s text:c="5"/>* <text:s text:c="5"/>* <text:s text:c="5"/>*\n\n");</text:p>
      <text:p text:style-name="Standard"><text:s text:c="4"/>}</text:p>
      <text:p text:style-name="Standard"><text:s text:c="4"/>return 0;</text:p>
      <text:p text:style-name="Standard">}</text:p>
      <text:p text:style-name="P1"/>
      <text:p text:style-name="Standard"/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4.Soruya kendi yorumum.</text:p>
      <text:p text:style-name="Standard"><text:tab/></text:p>
      <text:p text:style-name="Standard"><text:s text:c="4"/>int i,j,k;</text:p>
      <text:p text:style-name="Standard"><text:s text:c="4"/>for(k=0; k&lt;4; k++){</text:p>
      <text:p text:style-name="Standard"><text:s text:c="8"/>for(i=0; i&lt;8; i++){</text:p>
      <text:p text:style-name="Standard"><text:s text:c="12"/>printf("* ");</text:p>
      <text:p text:style-name="Standard"><text:s text:c="8"/>}</text:p>
      <text:p text:style-name="Standard"><text:s text:c="8"/>printf("\n");</text:p>
      <text:p text:style-name="Standard"><text:s text:c="8"/></text:p>
      <text:p text:style-name="Standard"><text:soft-page-break/><text:s text:c="8"/>for(j=0; j&lt;7; j++){</text:p>
      <text:p text:style-name="Standard"><text:s text:c="12"/>printf(" <text:s text:c="6"/>* <text:s text:c="5"/>"); <text:s text:c="11"/></text:p>
      <text:p text:style-name="Standard"><text:s text:c="8"/>}</text:p>
      <text:p text:style-name="Standard"><text:s text:c="8"/>printf("\n\n")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6S</meta:editing-duration>
    <meta:editing-cycles>3</meta:editing-cycles>
    <meta:generator>OpenOffice/4.1.8$Win32 OpenOffice.org_project/418m3$Build-9803</meta:generator>
    <dc:date>2021-11-21T14:39:21.92</dc:date>
    <meta:document-statistic meta:table-count="0" meta:image-count="0" meta:object-count="0" meta:page-count="2" meta:paragraph-count="48" meta:word-count="185" meta:character-count="1212"/>
    <meta:user-defined meta:name="Info 1"/>
    <meta:user-defined meta:name="Info 2"/>
    <meta:user-defined meta:name="Info 3"/>
    <meta:user-defined meta:name="Info 4"/>
  </office:meta>
</office:document-meta>
</file>